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>
    <style:style style:name="P1" style:family="paragraph" style:parent-style-name="Standard">
      <style:text-properties fo:language="en" fo:country="A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er Here</text:h>
      <text:p text:style-name="P1">Hello world and other such interesting text.</text:p>
      <text:p text:style-name="P1">A new paragraph.</text:p>
      <text:p text:style-name="P1">This is <text:span text:style-name="T1">bold text</text:span><text:span text:style-name="T2"> and this is n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�" svg:font-family="文泉驛等寬正�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文泉驛等寬正�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等寬正�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C</meta:initial-creator>
    <meta:creation-date>2012-09-24T20:53:58</meta:creation-date>
    <dc:date>2015-08-17T19:50:24</dc:date>
    <dc:creator>Ian C</dc:creator>
    <meta:editing-duration>PT21M53S</meta:editing-duration>
    <meta:editing-cycles>8</meta:editing-cycles>
    <meta:generator>OpenOffice/4.0.0$Unix OpenOffice.org_project/400m3$Build-9702</meta:generator>
    <meta:document-statistic meta:table-count="0" meta:image-count="0" meta:object-count="0" meta:page-count="1" meta:paragraph-count="4" meta:word-count="20" meta:character-count="105"/>
  </office:meta>
</office:document-meta>
</file>